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9847in" text:min-label-width="0.25in"/>
      </text:list-level-style-number>
      <text:list-level-style-number text:level="2" style:num-suffix="." style:num-format="a" style:num-letter-sync="true">
        <style:list-level-properties text:space-before="1.4847in" text:min-label-width="0.25in"/>
      </text:list-level-style-number>
      <text:list-level-style-number text:level="3" style:num-suffix="." style:num-format="i">
        <style:list-level-properties fo:text-align="end" text:space-before="2.1097in" text:min-label-width="0.125in"/>
      </text:list-level-style-number>
      <text:list-level-style-number text:level="4" style:num-suffix="." style:num-format="1">
        <style:list-level-properties text:space-before="2.4847in" text:min-label-width="0.25in"/>
      </text:list-level-style-number>
      <text:list-level-style-number text:level="5" style:num-suffix="." style:num-format="a" style:num-letter-sync="true">
        <style:list-level-properties text:space-before="2.9847in" text:min-label-width="0.25in"/>
      </text:list-level-style-number>
      <text:list-level-style-number text:level="6" style:num-suffix="." style:num-format="i">
        <style:list-level-properties fo:text-align="end" text:space-before="3.6097in" text:min-label-width="0.125in"/>
      </text:list-level-style-number>
      <text:list-level-style-number text:level="7" style:num-suffix="." style:num-format="1">
        <style:list-level-properties text:space-before="3.9847in" text:min-label-width="0.25in"/>
      </text:list-level-style-number>
      <text:list-level-style-number text:level="8" style:num-suffix="." style:num-format="a" style:num-letter-sync="true">
        <style:list-level-properties text:space-before="4.4847in" text:min-label-width="0.25in"/>
      </text:list-level-style-number>
      <text:list-level-style-number text:level="9" style:num-suffix="." style:num-format="i">
        <style:list-level-properties fo:text-align="end" text:space-before="5.1097in" text:min-label-width="0.125in"/>
      </text:list-level-style-number>
    </text:list-style>
    <style:style style:name="P1" style:parent-style-name="Standard" style:master-page-name="MP0" style:family="paragraph">
      <style:paragraph-properties fo:break-before="page"/>
      <style:text-properties fo:color="#4F81BD"/>
    </style:style>
    <style:style style:name="P2" style:parent-style-name="Standard" style:family="paragraph">
      <style:text-properties fo:color="#9BBB59"/>
    </style:style>
    <style:style style:name="P3" style:parent-style-name="Standard" style:family="paragraph">
      <style:paragraph-properties fo:text-align="center"/>
    </style:style>
    <style:style style:name="P4" style:parent-style-name="Standard" style:family="paragraph">
      <style:paragraph-properties fo:text-align="center"/>
    </style:style>
    <style:style style:name="T5" style:parent-style-name="Policepardéfaut" style:family="text">
      <style:text-properties fo:font-style="italic" style:font-style-asian="italic" style:font-style-complex="italic"/>
    </style:style>
    <style:style style:name="T6" style:parent-style-name="Policepardéfaut" style:family="text">
      <style:text-properties fo:font-style="italic" style:font-style-asian="italic" style:font-style-complex="italic"/>
    </style:style>
    <style:style style:name="T7" style:parent-style-name="Policepardéfaut" style:family="text">
      <style:text-properties fo:font-style="italic" style:font-style-asian="italic" style:font-style-complex="italic"/>
    </style:style>
    <style:style style:name="T8" style:parent-style-name="Policepardéfaut" style:family="text">
      <style:text-properties fo:font-style="italic" style:font-style-asian="italic" style:font-style-complex="italic"/>
    </style:style>
    <style:style style:name="P9" style:parent-style-name="Titre2" style:family="paragraph"/>
    <style:style style:name="P10" style:parent-style-name="Titre2" style:family="paragraph"/>
    <style:style style:name="P11" style:parent-style-name="Titre2" style:family="paragraph"/>
    <style:style style:name="T12" style:parent-style-name="Policepardéfaut" style:family="text">
      <style:text-properties fo:font-style="italic" style:font-style-asian="italic"/>
    </style:style>
    <style:style style:name="T13" style:parent-style-name="Policepardéfaut" style:family="text">
      <style:text-properties style:language-asian="fr" style:country-asian="FR"/>
    </style:style>
    <style:style style:name="P14" style:parent-style-name="Normal" style:family="paragraph">
      <style:paragraph-properties>
        <style:tab-stops>
          <style:tab-stop style:type="left" style:position="0.4916in"/>
          <style:tab-stop style:type="left" style:position="0.9833in"/>
          <style:tab-stop style:type="left" style:position="2.5416in"/>
        </style:tab-stops>
      </style:paragraph-properties>
    </style:style>
    <style:style style:name="T15" style:parent-style-name="Policepardéfaut" style:family="text">
      <style:text-properties fo:font-style="italic" style:font-style-asian="italic"/>
    </style:style>
    <style:style style:name="T16" style:parent-style-name="Policepardéfaut" style:family="text">
      <style:text-properties fo:font-style="italic" style:font-style-asian="italic"/>
    </style:style>
    <style:style style:name="P17" style:parent-style-name="Sous-titre" style:family="paragraph"/>
    <style:style style:name="P18" style:parent-style-name="Paragraphedeliste" style:family="paragraph">
      <style:paragraph-properties fo:margin-left="1.2347in">
        <style:tab-stops/>
      </style:paragraph-properties>
    </style:style>
    <style:style style:name="T19" style:parent-style-name="Policepardéfaut" style:family="text">
      <style:text-properties fo:font-style="italic" style:font-style-asian="italic"/>
    </style:style>
    <style:style style:name="T20" style:parent-style-name="Policepardéfaut" style:family="text">
      <style:text-properties fo:font-style="italic" style:font-style-asian="italic"/>
    </style:style>
    <style:style style:name="T21" style:parent-style-name="Policepardéfaut" style:family="text">
      <style:text-properties fo:font-style="italic" style:font-style-asian="italic"/>
    </style:style>
    <style:style style:family="graphic" style:name="a0">
      <style:graphic-properties style:wrap="run-through" style:run-through="foreground" draw:fill="none" draw:stroke="solid" svg:stroke-width="0.01042in" svg:stroke-color="#4a7ebb" svg:stroke-opacity="100%" style:horizontal-rel="paragraph" style:vertical-rel="paragraph" style:horizontal-pos="from-left" style:vertical-pos="from-top"/>
    </style:style>
  </office:automatic-styles>
  <office:body>
    <office:text text:use-soft-page-breaks="true">
      <text:p text:style-name="P1">Partie 2 : Étude des principales fonctions</text:p>
      <text:p text:style-name="Standard"/>
      <text:p text:style-name="P2">Chapitre 1: Les mécanismes réactionnels</text:p>
      <text:p text:style-name="Standard"/>
      <text:h text:style-name="Titre1" text:outline-level="1">I. Notion de mécanismes réactionnels</text:h>
      <text:h text:style-name="Titre2" text:outline-level="2">1) Généralités</text:h>
      <text:p text:style-name="Standard">De statique (étude électronique et géométrique<text:s/>des molécules isolées et au repos), l'étude devient dynamique (transformation des molécules lors des réactions).</text:p>
      <text:p text:style-name="Standard">Une réaction chimique est la transformation d'un ou plusieurs composés en d'autres composés dans certaines conditions de température, de pression, d'éclairement...</text:p>
      <text:p text:style-name="Standard">Schéma 1:</text:p>
      <text:p text:style-name="Standard"/>
      <text:p text:style-name="P3">Substrat + réactifs = produits</text:p>
      <text:p text:style-name="P4"/>
      <text:p text:style-name="Standard">Un mécanisme réactionnel est la reconstitution de la réaction à l'échelle moléculaire dans le temps et l'espace. Ce mécanisme réactionnel va nous fournier une justification cohérente de la transformation obtenue.</text:p>
      <text:p text:style-name="Standard"/>
      <text:h text:style-name="Titre2" text:outline-level="2">2) Classification des réactions organiques selon leur bilan</text:h>
      <text:p text:style-name="Standard">Une réaction organique est la modification de la position des atomes constitutifs des molécules. Il y a 4 cas possibles :</text:p>
      <text:p text:style-name="Standard"><text:tab/>-addition : les réactifs s'ajoute totalement ou en<text:s/>partie au substrat</text:p>
      <text:p text:style-name="Standard"><text:span text:style-name="T5">Exemple</text:span><text:s/>1 : <text:s text:c="2"/></text:p>
      <text:p text:style-name="Standard"/>
      <text:p text:style-name="Standard"/>
      <text:p text:style-name="Standard"><text:tab/>-élimination : le réactif va enlever un ou plusieurs atomes au substrat</text:p>
      <text:p text:style-name="Standard"><text:span text:style-name="T6">Exemple</text:span><text:s/>2 :</text:p>
      <text:p text:style-name="Standard"/>
      <text:p text:style-name="Standard"/>
      <text:p text:style-name="Standard"><text:tab/>-substitution : le réactif apporte un ou des atomes au substrat et simultanément ou presque il en enlève un ou plusieurs atomes dans<text:s/>ce site</text:p>
      <text:p text:style-name="Standard"><text:span text:style-name="T7">Exemple</text:span><text:s/>3:</text:p>
      <text:p text:style-name="Standard"/>
      <text:p text:style-name="Standard"/>
      <text:p text:style-name="Standard"><text:tab/>-transposition ou réarrangement : déplacement d'un atome dans la molécule</text:p>
      <text:p text:style-name="Standard"><text:span text:style-name="T8">Exemple</text:span><text:s/>4:</text:p>
      <text:p text:style-name="Standard"/>
      <text:p text:style-name="Standard"/>
      <text:p text:style-name="Standard">Mais les réactions sont souvent complexes, c'est à dire qu'il peut y avoir l'intervention de plusieurs réactions (simultanées ou non) sur plusieurs sites de la molécule. Il est possible de décomposer la réaction globale en réactions élémentaires.</text:p>
      <text:p text:style-name="Standard">(cf figure 27)</text:p>
      <text:p text:style-name="Standard"/>
      <text:p text:style-name="Standard">La classification est donc simple, mais elle ne prend en compte que l'état initial et l'état final de la réaction. Il n'y a aucune description et compréhension du mécanisme réactionnel. Il va falloir tenir compte des 4 aspects essentiels d'une réaction:</text:p>
      <text:p text:style-name="Standard"><text:tab/>-aspect énergétique : évolution de l'énergie du système</text:p>
      <text:p text:style-name="Standard"><text:tab/>-aspect cinétique : vitesse et facteurs dont elle dépend</text:p>
      <text:p text:style-name="Standard"><text:tab/>-aspect électronique : le<text:s/>sort des électrons lors de la rupture et de la formation des liaisons</text:p>
      <text:p text:style-name="Standard"><text:tab/>-aspect géométrique : modifications géométriques des molécules</text:p>
      <text:p text:style-name="Standard"/>
      <text:soft-page-break/>
      <text:h text:style-name="Titre1" text:outline-level="1">II. Aspects énergétique</text:h>
      <text:list text:style-name="LFO1" text:continue-numbering="true">
        <text:list-item>
          <text:p text:style-name="P9">Énergie de réaction</text:p>
        </text:list-item>
      </text:list>
      <text:p text:style-name="Standard">Il en existe deux types :</text:p>
      <text:p text:style-name="Standard"/>
      <text:p text:style-name="Standard"><text:tab/>-les réactions exoénergétiques : système des réactants (réactif + substrat) perd de l'énergie au profit du milieu extérieur. L'état final qui correspond aux produits, est plus stable que l'état initial qui correspond aux réactants. La réaction peut avoir lieu 'spontanément' sans apport externe d'énergie. Conventionnellement <text:s/>l'énergie de réaction est dite négative.</text:p>
      <text:p text:style-name="Standard"/>
      <text:p text:style-name="Standard"><text:tab/>-les réactions endoénergétiques : système des réactants prélève de l'énergie dans le milieu extérieur. L'état final est moins stable que l'état initial. La réaction ne peut pas avoir lieu 'spontanément'. Conventionnellement l'énergie de réaction est dite positive.</text:p>
      <text:p text:style-name="Standard"/>
      <text:list text:style-name="LFO1" text:continue-numbering="true">
        <text:list-item>
          <text:p text:style-name="P10">Énergie d'activation</text:p>
        </text:list-item>
      </text:list>
      <text:p text:style-name="Standard">Pour qu'une réaction 'spontanée' se produise réellement sa vitesse doit être différente de 0. Il est donc nécessaire de fournir de l'énergie aux réactants.<text:s/>Cela correspond à <text:s/>l'énergie d'activation (notée <text:s text:c="2"/>ΔG* ou Ea), plus cette énergie est faible, plus la réaction est rapide.</text:p>
      <text:p text:style-name="Standard">(cf figure 28)</text:p>
      <text:p text:style-name="Standard"/>
      <text:p text:style-name="Standard">Mais souvent il y a <text:s/>deux étapes ou plus. Ceci correspond à une succession de réactions élémentaires c'est-à-dire à des réactions complexes.</text:p>
      <text:p text:style-name="Standard">(cf figure 29)</text:p>
      <text:p text:style-name="Standard"/>
      <text:p text:style-name="Standard">Plus la profondeur du 'creux' énergétique augmente, plus la stabilité de l'intermédiaire augmente. S'il y a deux intermédiaires différents possibles alors la réaction préférentielle est celle produisant l'intermédiaire le plus stable.</text:p>
      <text:p text:style-name="Standard"/>
      <text:list text:style-name="LFO1" text:continue-numbering="true">
        <text:list-item>
          <text:p text:style-name="P11">Aspect cinétique</text:p>
        </text:list-item>
      </text:list>
      <text:p text:style-name="Standard">aA + bB → cC</text:p>
      <text:p text:style-name="Standard">La vitesse de la réaction est proportionnelle aux concentrations des réactants :</text:p>
      <text:p text:style-name="Standard">(cf schéma 2)</text:p>
      <text:p text:style-name="Standard"/>
      <text:p text:style-name="Standard"/>
      <text:p text:style-name="Standard"/>
      <text:p text:style-name="Standard">k = constant de vitesse de la réaction en fonction de la température = A exp(-Ea/RT) (loi d'Arrhénius)</text:p>
      <text:p text:style-name="Standard">α et<text:s/>β = ordres partiels de la réactions</text:p>
      <text:p text:style-name="Standard">α+β = ordre total ou global de la réaction</text:p>
      <text:p text:style-name="Standard"/>
      <text:p text:style-name="Standard">α et β sont non prévisibles et déterminés empiriquement. Mais si la réaction est élémentaire: l'ordre globale est égale à la molécularité (somme des coefficients stœchiométriques des réactants), les ordres partiels sont égaux aux coefficients stœchiométriques des réactants.</text:p>
      <text:p text:style-name="Standard">L'étude expérimentale de l'ordre d'une réaction permet d'obtenir des informations sur son mécanisme.</text:p>
      <text:p text:style-name="Standard"/>
      <text:p text:style-name="Standard"><text:span text:style-name="T12">Remarque</text:span>: les vitesses de réactions élémentaires sont indépendantes et la réaction la plus lente va imposer sa vitesse à l'ensemble de la réaction = « étape cinétiquement déterminante »</text:p>
      <text:p text:style-name="Standard"/>
      <text:h text:style-name="Titre2" text:outline-level="2">4. Aspect énergétique</text:h>
      <text:p text:style-name="Sous-titre"><text:tab/>1) Principe</text:p>
      <text:p text:style-name="Normal">Au cours d’une réaction une molécule peut former :</text:p>
      <text:p text:style-name="Normal"><text:span text:style-name="T13"><draw:custom-shape svg:x="1.92222in" svg:y="-0.00208in" svg:width="0.14583in" svg:height="0.38542in" draw:z-index="251659264" draw:id="id0" draw:style-name="a0" draw:name="Accolade fermante 1" text:anchor-type="paragraph"><svg:title/><svg:desc/><draw:enhanced-geometry draw:path-stretchpoint-x="21600" draw:path-stretchpoint-y="21600" draw:type="non-primitive" svg:viewBox="0 0 21600 21600" draw:enhanced-path="S M ?f3 ?f5 A ?f70 ?f71 ?f72 ?f73 ?f3 ?f5 ?f67 ?f69  W ?f74 ?f75 ?f76 ?f77 ?f3 ?f5 ?f67 ?f69 L ?f10 ?f17 A ?f117 ?f118 ?f119 ?f120 ?f10 ?f17 ?f114 ?f116  W ?f121 ?f122 ?f123 ?f124 ?f10 ?f17 ?f114 ?f116 A ?f147 ?f148 ?f149 ?f150 ?f114 ?f116 ?f144 ?f146  W ?f151 ?f152 ?f153 ?f154 ?f114 ?f116 ?f144 ?f146 L ?f10 ?f18 A ?f190 ?f191 ?f192 ?f193 ?f10 ?f18 ?f187 ?f189  W ?f194 ?f195 ?f196 ?f197 ?f10 ?f18 ?f187 ?f189 Z N F M ?f3 ?f5 A ?f70 ?f71 ?f72 ?f73 ?f3 ?f5 ?f67 ?f69  W ?f74 ?f75 ?f76 ?f77 ?f3 ?f5 ?f67 ?f69 L ?f10 ?f17 A ?f117 ?f118 ?f119 ?f120 ?f10 ?f17 ?f114 ?f116  W ?f121 ?f122 ?f123 ?f124 ?f10 ?f17 ?f114 ?f116 A ?f147 ?f148 ?f149 ?f150 ?f114 ?f116 ?f144 ?f146  W ?f151 ?f152 ?f153 ?f154 ?f114 ?f116 ?f144 ?f146 L ?f10 ?f18 A ?f190 ?f191 ?f192 ?f193 ?f10 ?f18 ?f187 ?f189  W ?f194 ?f195 ?f196 ?f197 ?f10 ?f18 ?f187 ?f189 N" draw:text-areas="?f3 ?f29 ?f28 ?f30" draw:glue-points="?f3 ?f5 ?f4 ?f16 ?f3 ?f6" draw:glue-point-leaving-directions="-180, -270, -360" draw:modifiers="8333 500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f8 / 2"/><draw:equation draw:name="f10" draw:formula="?f3 + ?f9"/><draw:equation draw:name="f11" draw:formula="min(?f8, ?f7)"/><draw:equation draw:name="f12" draw:formula="5419351 / 1725033"/><draw:equation draw:name="f13" draw:formula="$1"/><draw:equation draw:name="f14" draw:formula="$0"/><draw:equation draw:name="f15" draw:formula="?f11 * ?f14 / 100000"/><draw:equation draw:name="f16" draw:formula="?f7 * ?f13 / 100000"/><draw:equation draw:name="f17" draw:formula="?f16 - ?f15"/><draw:equation draw:name="f18" draw:formula="?f6 - ?f15"/><draw:equation draw:name="f19" draw:formula="2700000 + ?f2"/><draw:equation draw:name="f20" draw:formula="?f19 * ?f12 / ?f1"/><draw:equation draw:name="f21" draw:formula="0 - ?f20"/><draw:equation draw:name="f22" draw:formula="sin(?f21)"/><draw:equation draw:name="f23" draw:formula="0 - ?f22"/><draw:equation draw:name="f24" draw:formula="?f23 * ?f9"/><draw:equation draw:name="f25" draw:formula="cos(?f21)"/><draw:equation draw:name="f26" draw:formula="0 - ?f25"/><draw:equation draw:name="f27" draw:formula="?f26 * ?f15"/><draw:equation draw:name="f28" draw:formula="?f3 + ?f24"/><draw:equation draw:name="f29" draw:formula="?f15 - ?f27"/><draw:equation draw:name="f30" draw:formula="?f6 + ?f27 - ?f15"/><draw:equation draw:name="f31" draw:formula="21550000 - ?f2"/><draw:equation draw:name="f32" draw:formula="if(?f31, ?f2, 21550000)"/><draw:equation draw:name="f33" draw:formula="-21550000 - ?f32"/><draw:equation draw:name="f34" draw:formula="if(?f33, -21550000, ?f32)"/><draw:equation draw:name="f35" draw:formula="?f0 + ?f34"/><draw:equation draw:name="f36" draw:formula="?f0 + ?f2"/><draw:equation draw:name="f37" draw:formula="?f36 * ?f12 / ?f1"/><draw:equation draw:name="f38" draw:formula="0 - ?f37"/><draw:equation draw:name="f39" draw:formula="cos(?f38)"/><draw:equation draw:name="f40" draw:formula="0 - ?f39"/><draw:equation draw:name="f41" draw:formula="?f40 * ?f9"/><draw:equation draw:name="f42" draw:formula="sin(?f38)"/><draw:equation draw:name="f43" draw:formula="0 - ?f42"/><draw:equation draw:name="f44" draw:formula="?f43 * ?f15"/><draw:equation draw:name="f45" draw:formula="sqrt(?f41 * ?f41 + ?f44 * ?f44 + 0 * 0)"/><draw:equation draw:name="f46" draw:formula="?f9 * ?f15 / ?f45"/><draw:equation draw:name="f47" draw:formula="?f43 * ?f46"/><draw:equation draw:name="f48" draw:formula="?f3 - ?f47"/><draw:equation draw:name="f49" draw:formula="?f40 * ?f46"/><draw:equation draw:name="f50" draw:formula="?f5 - ?f49"/><draw:equation draw:name="f51" draw:formula="?f48 - ?f9"/><draw:equation draw:name="f52" draw:formula="?f50 - ?f15"/><draw:equation draw:name="f53" draw:formula="?f48 + ?f9"/><draw:equation draw:name="f54" draw:formula="?f50 + ?f15"/><draw:equation draw:name="f55" draw:formula="?f35 + ?f2"/><draw:equation draw:name="f56" draw:formula="?f55 * ?f12 / ?f1"/><draw:equation draw:name="f57" draw:formula="0 - ?f56"/><draw:equation draw:name="f58" draw:formula="cos(?f57)"/><draw:equation draw:name="f59" draw:formula="0 - ?f58"/><draw:equation draw:name="f60" draw:formula="?f59 * ?f9"/><draw:equation draw:name="f61" draw:formula="sin(?f57)"/><draw:equation draw:name="f62" draw:formula="0 - ?f61"/><draw:equation draw:name="f63" draw:formula="?f62 * ?f15"/><draw:equation draw:name="f64" draw:formula="sqrt(?f60 * ?f60 + ?f63 * ?f63 + 0 * 0)"/><draw:equation draw:name="f65" draw:formula="?f9 * ?f15 / ?f64"/><draw:equation draw:name="f66" draw:formula="?f62 * ?f65"/><draw:equation draw:name="f67" draw:formula="?f48 + ?f66"/><draw:equation draw:name="f68" draw:formula="?f59 * ?f65"/><draw:equation draw:name="f69" draw:formula="?f50 + ?f68"/><draw:equation draw:name="f70" draw:formula="if(?f34, ?f3, ?f51)"/><draw:equation draw:name="f71" draw:formula="if(?f34, ?f5, ?f52)"/><draw:equation draw:name="f72" draw:formula="if(?f34, ?f3, ?f53)"/><draw:equation draw:name="f73" draw:formula="if(?f34, ?f5, ?f54)"/><draw:equation draw:name="f74" draw:formula="if(?f34, ?f51, ?f67)"/><draw:equation draw:name="f75" draw:formula="if(?f34, ?f52, ?f69)"/><draw:equation draw:name="f76" draw:formula="if(?f34, ?f53, ?f67)"/><draw:equation draw:name="f77" draw:formula="if(?f34, ?f54, ?f69)"/><draw:equation draw:name="f78" draw:formula="21550000 - -5400000"/><draw:equation draw:name="f79" draw:formula="if(?f78, -5400000, 21550000)"/><draw:equation draw:name="f80" draw:formula="-21550000 - ?f79"/><draw:equation draw:name="f81" draw:formula="if(?f80, -21550000, ?f79)"/><draw:equation draw:name="f82" draw:formula="?f1 + ?f81"/><draw:equation draw:name="f83" draw:formula="?f1 + ?f2"/><draw:equation draw:name="f84" draw:formula="?f83 * ?f12 / ?f1"/><draw:equation draw:name="f85" draw:formula="0 - ?f84"/><draw:equation draw:name="f86" draw:formula="cos(?f85)"/><draw:equation draw:name="f87" draw:formula="0 - ?f86"/><draw:equation draw:name="f88" draw:formula="?f87 * ?f9"/><draw:equation draw:name="f89" draw:formula="sin(?f85)"/><draw:equation draw:name="f90" draw:formula="0 - ?f89"/><draw:equation draw:name="f91" draw:formula="?f90 * ?f15"/><draw:equation draw:name="f92" draw:formula="sqrt(?f88 * ?f88 + ?f91 * ?f91 + 0 * 0)"/><draw:equation draw:name="f93" draw:formula="?f9 * ?f15 / ?f92"/><draw:equation draw:name="f94" draw:formula="?f90 * ?f93"/><draw:equation draw:name="f95" draw:formula="?f10 - ?f94"/><draw:equation draw:name="f96" draw:formula="?f87 * ?f93"/><draw:equation draw:name="f97" draw:formula="?f17 - ?f96"/><draw:equation draw:name="f98" draw:formula="?f95 - ?f9"/><draw:equation draw:name="f99" draw:formula="?f97 - ?f15"/><draw:equation draw:name="f100" draw:formula="?f95 + ?f9"/><draw:equation draw:name="f101" draw:formula="?f97 + ?f15"/><draw:equation draw:name="f102" draw:formula="?f82 + ?f2"/><draw:equation draw:name="f103" draw:formula="?f102 * ?f12 / ?f1"/><draw:equation draw:name="f104" draw:formula="0 - ?f103"/><draw:equation draw:name="f105" draw:formula="cos(?f104)"/><draw:equation draw:name="f106" draw:formula="0 - ?f105"/><draw:equation draw:name="f107" draw:formula="?f106 * ?f9"/><draw:equation draw:name="f108" draw:formula="sin(?f104)"/><draw:equation draw:name="f109" draw:formula="0 - ?f108"/><draw:equation draw:name="f110" draw:formula="?f109 * ?f15"/><draw:equation draw:name="f111" draw:formula="sqrt(?f107 * ?f107 + ?f110 * ?f110 + 0 * 0)"/><draw:equation draw:name="f112" draw:formula="?f9 * ?f15 / ?f111"/><draw:equation draw:name="f113" draw:formula="?f109 * ?f112"/><draw:equation draw:name="f114" draw:formula="?f95 + ?f113"/><draw:equation draw:name="f115" draw:formula="?f106 * ?f112"/><draw:equation draw:name="f116" draw:formula="?f97 + ?f115"/><draw:equation draw:name="f117" draw:formula="if(?f81, ?f10, ?f98)"/><draw:equation draw:name="f118" draw:formula="if(?f81, ?f17, ?f99)"/><draw:equation draw:name="f119" draw:formula="if(?f81, ?f10, ?f100)"/><draw:equation draw:name="f120" draw:formula="if(?f81, ?f17, ?f101)"/><draw:equation draw:name="f121" draw:formula="if(?f81, ?f98, ?f114)"/><draw:equation draw:name="f122" draw:formula="if(?f81, ?f99, ?f116)"/><draw:equation draw:name="f123" draw:formula="if(?f81, ?f100, ?f114)"/><draw:equation draw:name="f124" draw:formula="if(?f81, ?f101, ?f116)"/><draw:equation draw:name="f125" draw:formula="?f0 + ?f81"/><draw:equation draw:name="f126" draw:formula="?f114 - ?f47"/><draw:equation draw:name="f127" draw:formula="?f116 - ?f49"/><draw:equation draw:name="f128" draw:formula="?f126 - ?f9"/><draw:equation draw:name="f129" draw:formula="?f127 - ?f15"/><draw:equation draw:name="f130" draw:formula="?f126 + ?f9"/><draw:equation draw:name="f131" draw:formula="?f127 + ?f15"/><draw:equation draw:name="f132" draw:formula="?f125 + ?f2"/><draw:equation draw:name="f133" draw:formula="?f132 * ?f12 / ?f1"/><draw:equation draw:name="f134" draw:formula="0 - ?f133"/><draw:equation draw:name="f135" draw:formula="cos(?f134)"/><draw:equation draw:name="f136" draw:formula="0 - ?f135"/><draw:equation draw:name="f137" draw:formula="?f136 * ?f9"/><draw:equation draw:name="f138" draw:formula="sin(?f134)"/><draw:equation draw:name="f139" draw:formula="0 - ?f138"/><draw:equation draw:name="f140" draw:formula="?f139 * ?f15"/><draw:equation draw:name="f141" draw:formula="sqrt(?f137 * ?f137 + ?f140 * ?f140 + 0 * 0)"/><draw:equation draw:name="f142" draw:formula="?f9 * ?f15 / ?f141"/><draw:equation draw:name="f143" draw:formula="?f139 * ?f142"/><draw:equation draw:name="f144" draw:formula="?f126 + ?f143"/><draw:equation draw:name="f145" draw:formula="?f136 * ?f142"/><draw:equation draw:name="f146" draw:formula="?f127 + ?f145"/><draw:equation draw:name="f147" draw:formula="if(?f81, ?f114, ?f128)"/><draw:equation draw:name="f148" draw:formula="if(?f81, ?f116, ?f129)"/><draw:equation draw:name="f149" draw:formula="if(?f81, ?f114, ?f130)"/><draw:equation draw:name="f150" draw:formula="if(?f81, ?f116, ?f131)"/><draw:equation draw:name="f151" draw:formula="if(?f81, ?f128, ?f144)"/><draw:equation draw:name="f152" draw:formula="if(?f81, ?f129, ?f146)"/><draw:equation draw:name="f153" draw:formula="if(?f81, ?f130, ?f144)"/><draw:equation draw:name="f154" draw:formula="if(?f81, ?f131, ?f146)"/><draw:equation draw:name="f155" draw:formula="0 + ?f34"/><draw:equation draw:name="f156" draw:formula="0 + ?f2"/><draw:equation draw:name="f157" draw:formula="?f156 * ?f12 / ?f1"/><draw:equation draw:name="f158" draw:formula="0 - ?f157"/><draw:equation draw:name="f159" draw:formula="cos(?f158)"/><draw:equation draw:name="f160" draw:formula="0 - ?f159"/><draw:equation draw:name="f161" draw:formula="?f160 * ?f9"/><draw:equation draw:name="f162" draw:formula="sin(?f158)"/><draw:equation draw:name="f163" draw:formula="0 - ?f162"/><draw:equation draw:name="f164" draw:formula="?f163 * ?f15"/><draw:equation draw:name="f165" draw:formula="sqrt(?f161 * ?f161 + ?f164 * ?f164 + 0 * 0)"/><draw:equation draw:name="f166" draw:formula="?f9 * ?f15 / ?f165"/><draw:equation draw:name="f167" draw:formula="?f163 * ?f166"/><draw:equation draw:name="f168" draw:formula="?f10 - ?f167"/><draw:equation draw:name="f169" draw:formula="?f160 * ?f166"/><draw:equation draw:name="f170" draw:formula="?f18 - ?f169"/><draw:equation draw:name="f171" draw:formula="?f168 - ?f9"/><draw:equation draw:name="f172" draw:formula="?f170 - ?f15"/><draw:equation draw:name="f173" draw:formula="?f168 + ?f9"/><draw:equation draw:name="f174" draw:formula="?f170 + ?f15"/><draw:equation draw:name="f175" draw:formula="?f155 + ?f2"/><draw:equation draw:name="f176" draw:formula="?f175 * ?f12 / ?f1"/><draw:equation draw:name="f177" draw:formula="0 - ?f176"/><draw:equation draw:name="f178" draw:formula="cos(?f177)"/><draw:equation draw:name="f179" draw:formula="0 - ?f178"/><draw:equation draw:name="f180" draw:formula="?f179 * ?f9"/><draw:equation draw:name="f181" draw:formula="sin(?f177)"/><draw:equation draw:name="f182" draw:formula="0 - ?f181"/><draw:equation draw:name="f183" draw:formula="?f182 * ?f15"/><draw:equation draw:name="f184" draw:formula="sqrt(?f180 * ?f180 + ?f183 * ?f183 + 0 * 0)"/><draw:equation draw:name="f185" draw:formula="?f9 * ?f15 / ?f184"/><draw:equation draw:name="f186" draw:formula="?f182 * ?f185"/><draw:equation draw:name="f187" draw:formula="?f168 + ?f186"/><draw:equation draw:name="f188" draw:formula="?f179 * ?f185"/><draw:equation draw:name="f189" draw:formula="?f170 + ?f188"/><draw:equation draw:name="f190" draw:formula="if(?f34, ?f10, ?f171)"/><draw:equation draw:name="f191" draw:formula="if(?f34, ?f18, ?f172)"/><draw:equation draw:name="f192" draw:formula="if(?f34, ?f10, ?f173)"/><draw:equation draw:name="f193" draw:formula="if(?f34, ?f18, ?f174)"/><draw:equation draw:name="f194" draw:formula="if(?f34, ?f171, ?f187)"/><draw:equation draw:name="f195" draw:formula="if(?f34, ?f172, ?f189)"/><draw:equation draw:name="f196" draw:formula="if(?f34, ?f173, ?f187)"/><draw:equation draw:name="f197" draw:formula="if(?f34, ?f174, ?f189)"/></draw:enhanced-geometry></draw:custom-shape></text:span><text:tab/>-des radicaux libres</text:p>
      <text:p text:style-name="P14"><text:tab/>-des ions<text:tab/>qui sont plus réactifs que les molécules neutres</text:p>
      <text:p text:style-name="Normal"/>
      <text:soft-page-break/>
      <text:p text:style-name="Normal">Les molécules réagissent souvent sous ces formes.</text:p>
      <text:p text:style-name="Normal"/>
      <text:p text:style-name="Sous-titre"><text:tab/>2) Réactions homolytiques ou radicalaires</text:p>
      <text:p text:style-name="Normal">Les électrons de liaison restent chacun sur une partie de la molécule. L’obtention de radicaux libres qui possèdent un électron célibataire est une scission homolytique.</text:p>
      <text:p text:style-name="Normal">Cf schéma 3</text:p>
      <text:p text:style-name="Normal"/>
      <text:p text:style-name="Normal"/>
      <text:p text:style-name="Normal"><text:span text:style-name="T15">Remarque</text:span><text:span text:style-name="T16">s</text:span> : l’énergie nécessaire peut être amenée par voie thermique ou photochimique.</text:p>
      <text:p text:style-name="Normal"/>
      <text:p text:style-name="Normal">Les radicaux libres réagissent surtout en milieu gazeux ou liquide apolaire.</text:p>
      <text:p text:style-name="Normal"/>
      <text:p text:style-name="Normal">Les radicaux libres donnent souvent lieu à des réactions en chaîne.</text:p>
      <text:p text:style-name="Normal"/>
      <text:list text:style-name="LFO1" text:continue-numbering="true">
        <text:list-item>
          <text:p text:style-name="P17">Réactions hétérolytiques</text:p>
        </text:list-item>
      </text:list>
      <text:p text:style-name="P18"/>
      <text:p text:style-name="Normal">La rupture est dissymétrique. Le doublet reste sur la partie la plus électronégative de la molécule (=le nucléophile), l’orbitale vacante est sur l’autre partie (=électrophile). Les réactions ne se produisent que sur des liaisons polarisées, on a alors l’obtention de deux ions. C’est la scission hétérolytique.</text:p>
      <text:p text:style-name="Normal">Cf schéma 4</text:p>
      <text:p text:style-name="Normal"/>
      <text:p text:style-name="Normal"/>
      <text:p text:style-name="Normal"/>
      <text:p text:style-name="Normal"/>
      <text:p text:style-name="Normal"/>
      <text:p text:style-name="Normal"><text:span text:style-name="T19">Remarque</text:span><text:span text:style-name="T20">s</text:span> : ces réactions peuvent avoir lieu à température ordinaire.</text:p>
      <text:p text:style-name="Normal"/>
      <text:p text:style-name="Normal">Ces réactions ont surtout lieu en milieu liquide polaire (eau).</text:p>
      <text:p text:style-name="Normal"/>
      <text:p text:style-name="Normal">Ces réactions forment des carbanions (anion avec une charge négative sur C) et des carbocations<text:s/></text:p>
      <text:p text:style-name="Normal">(cation avec une charge positive sur C). Ce sont des intermédiaires réactionnels importants.<text:s/></text:p>
      <text:p text:style-name="Normal"/>
      <text:h text:style-name="Titre2" text:outline-level="2">5. Aspect géométrique</text:h>
      <text:p text:style-name="Normal"/>
      <text:p text:style-name="Normal">Il permet l’obtention d’information sur les mécanismes réactionnels pour deux raisons :</text:p>
      <text:p text:style-name="Normal"><text:tab/>-l’encombrement des sites réactionnels jouent un rôle important dans la réactivité des molécules.</text:p>
      <text:p text:style-name="Normal"><text:tab/>-les réactions augmentent les contraintes moléculaires (encombrement, déformation) sont favorisées voir empêchées.</text:p>
      <text:p text:style-name="Normal"/>
      <text:p text:style-name="Normal">Suivant la géométrie des réactants, la réaction peut être :</text:p>
      <text:p text:style-name="Normal"><text:tab/>-régiospécifique : un seul isomère de position</text:p>
      <text:p text:style-name="Normal"><text:tab/>-régiosélective : mélange d’isomères de position dont une majoritaire</text:p>
      <text:p text:style-name="Normal"><text:tab/>-stéréospécifique : un seul stéréoisomère</text:p>
      <text:p text:style-name="Normal"><text:tab/>-stéréosélective : mélange de stéréoisomères dont une majoritaire</text:p>
      <text:p text:style-name="Normal"/>
      <text:p text:style-name="Normal"><text:span text:style-name="T21">Exemple</text:span>  5: addition de HBr sur le propène</text:p>
      <text:p text:style-name="Normal"/>
      <text:p text:style-name="Normal">Cette réaction est régiosélective, le mécanisme réactionnel doit justifier cette géométrie particulière des composés formés.</text:p>
      <text:p text:style-name="Normal"/>
      <text:soft-page-break/>
      <text:h text:style-name="Titre2" text:outline-level="2">6. Dénomination générale des mécanismes réactionnels</text:h>
      <text:p text:style-name="Normal"/>
      <text:p text:style-name="Normal">Le mécanisme réactionnel est souvent nommé par un symbole composé de lettres et de chiffres :</text:p>
      <text:p text:style-name="Normal"/>
      <text:p text:style-name="Normal"><text:tab/>-première lettre (en majuscule) relative au bilan de la réaction : A, S, E, R pour addition, substitution, élimination, réarrangement</text:p>
      <text:p text:style-name="Normal"><text:tab/>-seconde lettre (en majuscule mais en indice) relative au réactif : N, E, R pour nucléophile, électrophile, radicalaire</text:p>
      <text:p text:style-name="Normal"><text:tab/>-chiffre relatif à la cinétique : 1, 2 pour l’ordre global de la réaction</text:p>
      <text:p text:style-name="Normal"><text:tab/>-parfois en plus des caractères spécifiques du substrat (Ar pour aromatique), du catalyseur (cb pour une catalyse basique), ou encore de la géométrie (i pour intramoléculaire)</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Normal" style:default-outline-level="1">
      <style:paragraph-properties fo:keep-with-next="always" fo:keep-together="always" fo:text-indent="0.4923in"/>
      <style:text-properties style:font-name="Cambria" style:font-name-asian="Times New Roman" style:font-weight-complex="bold" fo:color="#8064A2" fo:font-size="11pt" style:font-size-asian="11pt" style:font-size-complex="11pt" fo:hyphenate="false"/>
    </style:style>
    <style:style style:name="Titre2" style:display-name="Titre 2" style:family="paragraph" style:parent-style-name="Normal" style:next-style-name="Normal" style:default-outline-level="2">
      <style:paragraph-properties fo:keep-with-next="always" fo:keep-together="always" fo:margin-left="0.4923in" fo:text-indent="0.4923in">
        <style:tab-stops/>
      </style:paragraph-properties>
      <style:text-properties style:font-name="Cambria" style:font-name-asian="Times New Roman" style:font-weight-complex="bold" fo:color="#9BBB59" fo:font-size="11pt" style:font-size-asian="11pt" style:font-size-complex="11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Titre1Car" style:display-name="Titre 1 Car" style:family="text" style:parent-style-name="Policepardéfaut">
      <style:text-properties style:font-name="Cambria" style:font-name-asian="Times New Roman" style:font-weight-complex="bold" fo:color="#8064A2" fo:font-size="11pt" style:font-size-asian="11pt" style:font-size-complex="11pt"/>
    </style:style>
    <style:style style:name="Titre2Car" style:display-name="Titre 2 Car" style:family="text" style:parent-style-name="Policepardéfaut">
      <style:text-properties style:font-name="Cambria" style:font-name-asian="Times New Roman" style:font-weight-complex="bold" fo:color="#EEECE1" fo:font-size="11pt" style:font-size-asian="11pt" style:font-size-complex="11pt"/>
    </style:style>
    <style:style style:name="Sous-titre" style:display-name="Sous-titre" style:family="paragraph" style:parent-style-name="Normal" style:next-style-name="Normal">
      <style:text-properties style:font-name="Cambria" style:font-name-asian="Times New Roman" fo:font-style="italic" style:font-style-asian="italic" style:font-style-complex="italic" fo:color="#4F81BD" fo:letter-spacing="0.0104in" style:font-size-complex="10.5pt" fo:hyphenate="false"/>
    </style:style>
    <style:style style:name="Sous-titreCar" style:display-name="Sous-titre Car" style:family="text" style:parent-style-name="Policepardéfaut">
      <style:text-properties style:font-name="Cambria" style:font-name-asian="Times New Roman" fo:font-style="italic" style:font-style-asian="italic" style:font-style-complex="italic" fo:color="#4F81BD" fo:letter-spacing="0.0104in" style:font-size-complex="10.5pt"/>
    </style:style>
    <style:style style:name="Paragraphedeliste" style:display-name="Paragraphe de liste" style:family="paragraph" style:parent-style-name="Normal">
      <style:paragraph-properties fo:margin-left="0.5in">
        <style:tab-stops/>
      </style:paragraph-properties>
      <style:text-properties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9847in" text:min-label-width="0.25in"/>
      </text:list-level-style-number>
      <text:list-level-style-number text:level="2" style:num-suffix="." style:num-format="a" style:num-letter-sync="true">
        <style:list-level-properties text:space-before="1.4847in" text:min-label-width="0.25in"/>
      </text:list-level-style-number>
      <text:list-level-style-number text:level="3" style:num-suffix="." style:num-format="i">
        <style:list-level-properties fo:text-align="end" text:space-before="2.1097in" text:min-label-width="0.125in"/>
      </text:list-level-style-number>
      <text:list-level-style-number text:level="4" style:num-suffix="." style:num-format="1">
        <style:list-level-properties text:space-before="2.4847in" text:min-label-width="0.25in"/>
      </text:list-level-style-number>
      <text:list-level-style-number text:level="5" style:num-suffix="." style:num-format="a" style:num-letter-sync="true">
        <style:list-level-properties text:space-before="2.9847in" text:min-label-width="0.25in"/>
      </text:list-level-style-number>
      <text:list-level-style-number text:level="6" style:num-suffix="." style:num-format="i">
        <style:list-level-properties fo:text-align="end" text:space-before="3.6097in" text:min-label-width="0.125in"/>
      </text:list-level-style-number>
      <text:list-level-style-number text:level="7" style:num-suffix="." style:num-format="1">
        <style:list-level-properties text:space-before="3.9847in" text:min-label-width="0.25in"/>
      </text:list-level-style-number>
      <text:list-level-style-number text:level="8" style:num-suffix="." style:num-format="a" style:num-letter-sync="true">
        <style:list-level-properties text:space-before="4.4847in" text:min-label-width="0.25in"/>
      </text:list-level-style-number>
      <text:list-level-style-number text:level="9" style:num-suffix="." style:num-format="i">
        <style:list-level-properties fo:text-align="end" text:space-before="5.1097in" text:min-label-width="0.125in"/>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Sophie Michiels</meta:initial-creator>
    <dc:creator>Marika</dc:creator>
    <meta:creation-date>2011-03-15T11:23:00Z</meta:creation-date>
    <dc:date>2011-04-14T08:16:00Z</dc:date>
    <meta:template xlink:href="Normal" xlink:type="simple"/>
    <meta:editing-cycles>4</meta:editing-cycles>
    <meta:editing-duration>PT240S</meta:editing-duration>
    <meta:document-statistic meta:page-count="4" meta:paragraph-count="14" meta:word-count="1110" meta:character-count="7206" meta:row-count="50" meta:non-whitespace-character-count="6110"/>
  </office:meta>
</office:document-meta>
</file>